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automatic-styles>
    <style:style style:name="P1" style:family="paragraph" style:parent-style-name="Text_20_body" style:list-style-name="L1">
      <style:paragraph-properties fo:margin-top="0cm" fo:margin-bottom="0cm"/>
    </style:style>
    <style:style style:name="P2" style:family="paragraph" style:parent-style-name="Text_20_body" style:list-style-name="L1">
      <style:paragraph-properties fo:margin-top="0cm" fo:margin-bottom="0.199cm"/>
    </style:style>
    <style:style style:name="P3" style:family="paragraph" style:parent-style-name="Text_20_body">
      <style:paragraph-properties fo:margin-top="0cm" fo:margin-bottom="0cm"/>
    </style:style>
    <style:style style:name="P4" style:family="paragraph" style:parent-style-name="Text_20_body" style:list-style-name="L2">
      <style:paragraph-properties fo:margin-top="0cm" fo:margin-bottom="0cm"/>
    </style:style>
    <style:style style:name="P5" style:family="paragraph" style:parent-style-name="Text_20_body" style:list-style-name="L2">
      <style:paragraph-properties fo:margin-top="0cm" fo:margin-bottom="0.199cm"/>
    </style:style>
    <style:style style:name="P6" style:family="paragraph" style:parent-style-name="Text_20_body">
      <style:paragraph-properties fo:margin-top="0cm" fo:margin-bottom="0.199cm"/>
    </style:style>
    <style:style style:name="P7" style:family="paragraph" style:parent-style-name="Heading_20_1">
      <style:paragraph-properties fo:break-before="page"/>
    </style:style>
    <style:style style:name="P8" style:family="paragraph" style:parent-style-name="Heading_20_3">
      <style:paragraph-properties fo:margin-top="0.42cm" fo:margin-bottom="0cm"/>
      <style:text-properties fo:color="#000080"/>
    </style:style>
    <style:style style:name="P9" style:family="paragraph" style:parent-style-name="Text_20_body">
      <style:text-properties fo:color="#000080" fo:font-style="italic" fo:font-weight="bold" style:font-style-asian="italic" style:font-weight-asian="bold" style:font-style-complex="italic" style:font-weight-complex="bold"/>
    </style:style>
    <style:style style:name="P10" style:family="paragraph" style:parent-style-name="Heading_20_2">
      <style:paragraph-properties fo:break-before="page"/>
    </style:style>
    <style:style style:name="T1" style:family="text">
      <style:text-properties fo:color="#000080" fo:font-style="italic" fo:font-weight="bold" style:font-style-asian="italic" style:font-weight-asian="bold" style:font-style-complex="italic" style:font-weight-complex="bold"/>
    </style:style>
    <style:style style:name="T2" style:family="text">
      <style:text-properties fo:color="#000080" fo:font-weight="bold" style:font-weight-asian="bold" style:font-weight-complex="bold"/>
    </style:style>
    <style:style style:name="Sect1"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h text:style-name="Heading_20_1" text:outline-level="1">Aktueller Stand</text:h>
        <text:p text:style-name="Standard">Die Gruppe weiß, dass sie ein Argtefakt zusammensetzen müssen. </text:p>
        <text:p text:style-name="Standard">Dieses Artefakt ist sehr mächtig und scheint irgendwie mit dem Krieg gegen Gott verbunden zu sein.</text:p>
        <text:p text:style-name="Standard">Sie besitzen drei Bruchstücke des Artefakts.</text:p>
        <text:p text:style-name="Standard">Sie wissen das Jonny der Kleine die Röhre in einer Stadt 300km weiter östlich erworben hat.</text:p>
        <text:h text:style-name="Heading_20_1" text:outline-level="1">Spieleraktionen</text:h>
        <text:h text:style-name="Heading_20_2" text:outline-level="2">Der Schwertmeister</text:h>
        <text:p text:style-name="Text_20_body">Sein Gegner war <text:span text:style-name="T1">Sebastian Klessig</text:span>. Sebastian war etwa 20 Jahre alt und trug das Schicksal, das sich bei ihm in unglaublichen Reflexen und einer Vorahnung (wenige Sekunden) manifestierte. </text:p>
        <text:p text:style-name="Text_20_body">Der Schwertmeister Philippe Martinezze Gonzales kann den Spielern keine relevanten Informationen geben über Sebastian. Was er sagen kann ist, das seine Technik lausig war. Einzig seine unglaublichen Reflexe habe ihn gerettet. Philippe hatte teilweise den Eindruck, Sebastian könne erahnen wohin er schlagen wolle. </text:p>
        <text:h text:style-name="Heading_20_2" text:outline-level="2">Familie Klessig</text:h>
        <text:p text:style-name="Text_20_body">Die Familie hat keine Ahnung vom Schicksal. Sowohl Sebastian noch Max sind sich bewußt, das sie das Schicksal tragen.</text:p>
        <text:p text:style-name="Text_20_body">Vater: tot -&gt; in den Bergen verunglückt, vor etwa 2 Jahren <text:line-break/>Mutter: tot<text:line-break/>Max Klessig, 24 Jahre<text:line-break/>Sebastain Klessig, 20 Jahre<text:line-break/>Marie Sutter, 19 Jahre<text:line-break/>Thomas Sutter, 18 Jahre Verlobter von Marie<text:line-break/>Antion, 2 Jahre, Sohn von Marie und Thomas.</text:p>
        <text:p text:style-name="Text_20_body">Wenn die Spieler die Familie besuchen wollen, so werden sie auf den älteren Bruder <text:span text:style-name="T2">Max Klessig</text:span> treffen. </text:p>
        <text:p text:style-name="Text_20_body">Dieser ist etwa 24 und trägt ebenfalls das Schicksal. [WELCHE KRAFT???] In der Familie haben alle das Schicksal aber bei keinem ausßer Sebastian hat es sich bisher gezeigt. </text:p>
        <text:p text:style-name="Text_20_body">Die Familie nimmt den Tod von Sebastian sehr bestürzt auf. Man wird die Gruppe beherbgen aber echte Infos bekommt man erst nach der Beerdigung</text:p>
        <text:p text:style-name="Text_20_body">Die Spieler können von ihm folgendes erfahren:</text:p>
        <text:list text:style-name="L1">
          <text:list-item>
            <text:p text:style-name="P1">Sebastian hat erst seit einigen Monaten das Kämpfen in der Miliz erlernt. </text:p>
          </text:list-item>
          <text:list-item>
            <text:p text:style-name="P1">Sebastian war eigentlich ein Tolpatsch und untalentiert. </text:p>
          </text:list-item>
          <text:list-item>
            <text:p text:style-name="P1">Er bewies aber schnell unglaubliche Reflexe und eine gewisse taktische Begabung im Schwertkampf (Sein Bruder erkannte nicht, das es nicht taktisches Können war, das er seine Gegener ausmanövrieren konnte, sondern Vorahnung).</text:p>
          </text:list-item>
          <text:list-item>
            <text:p text:style-name="P1">Sebastian wollte unbedingt am Turnier teilnehmen, weil er im Dorf alle besiegen konnte und fest daran glaubte, das er ein natürliches Talent fürs Kämpfen hat. </text:p>
          </text:list-item>
          <text:list-item>
            <text:p text:style-name="P2">Das er bis in das Finale kommen könnte hat selbst Sebastian nicht geglaubt.</text:p>
          </text:list-item>
        </text:list>
        <text:p text:style-name="P3">Was sie mittels Magie über Finn herausfinden können: </text:p>
        <text:list text:style-name="L2">
          <text:list-item>
            <text:p text:style-name="P4">Max ist sehr misstrauisch der Gruppe gegenüber. Er versteht nicht, das neue Freunde den weiten Weg machen um die Leiche abzugeben.</text:p>
          </text:list-item>
          <text:list-item>
            <text:p text:style-name="P4">Er weiß nichts vom Schicksal.</text:p>
          </text:list-item>
          <text:list-item>
            <text:p text:style-name="P5">Er weiß nichts von allen Dingen, an denen die Gruppe interessiert sein könnte.</text:p>
          </text:list-item>
        </text:list>
        <text:h text:style-name="Heading_20_2" text:outline-level="2">Frederic</text:h>
        <text:p text:style-name="P3">Frederics Haus und seine Sachen</text:p>
        <text:p text:style-name="P6">Das Haus von Frederic steht momentan leer und zum Verkauf.</text:p>
        <text:p text:style-name="P6">Das Haus ist leer und alle Wertgegenstände (Waffen, Rüstungen und ein paar Schmuckstücke) wurden verkauft. Es war nichts außergwöhnliches dabei. </text:p>
        <text:p text:style-name="P6">Seine beiden Freunde, bei denen er untertauchte, sind auf die Gruppe nicht gut zu sprechen.</text:p>
        <text:p text:style-name="P6">Weitere Familie hat Frederic keine in Unsdorf.</text:p>
        <text:h text:style-name="Heading_20_2" text:outline-level="2">Jonny der Kleine</text:h>
        <text:p text:style-name="P3">Jonny der Kleine -&gt; Händler Peter Pilsbury -&gt; Jäger Mark Miller -&gt; alte Ruine im Wald (mehrere Tagesreisen) -&gt; dort wurde die Röhre und anderes verwertbares gefunden. </text:p>
        <text:p text:style-name="P3"/>
        <text:p text:style-name="Standard">Hat dann eine Expidition organisiert und alles verwertbare rausgeholt. Hat auch einen weiteren Zugang gefunden mit einer Tür die er nicht öffnen konnte, weil er kein ent­sprech­end­es Werkzeug hatte. Will irgendwann dahin zurück und die Türe öffnen.</text:p>
        <text:h text:style-name="Heading_20_1" text:outline-level="1">Encounter</text:h>
        <text:h text:style-name="Heading_20_2" text:outline-level="2">Die Scouts bei Frederic</text:h>
        <text:p text:style-name="Standard">Beim Durchsuchen des Hauses von Frederic werden sie einen Scout überraschen, der ebenfalls das Haus absucht.</text:p>
        <text:p text:style-name="Standard">Falls es ihnen gelingt diesen zu überraschen, dann wird er sich letztlich wegteleportieren.</text:p>
        <text:h text:style-name="Heading_20_2" text:outline-level="2">Die Scouts bei der Familie Klessig</text:h>
        <text:p text:style-name="Standard">Beim Anwesen der Familie Klessig werden sie nach einigen Tagen (am Abend vor Ihrer Abreise) von drei Scouts in der Nacht überfallen, die sich den Bruder schnappen wollen und nach Möglichkeit auch die Gruppe. </text:p>
        <text:p text:style-name="Standard">Die Gruppe kann die Scouts festsetzen und gegebenfalls etwas Equipment bekommen. Bei den Kämpfen mit den Scouts, werden sich erstmals besondere Kräfte bei ihnen manifestieren.</text:p>
        <text:p text:style-name="Standard">Es werden sich auch die ersten Kräfte bei Marie und bei dem Baby werden sich ganz phänomenale Kräfte zeigen. </text:p>
        <text:p text:style-name="Standard"/>
        <text:h text:style-name="P7" text:outline-level="1">Abilities für die Gruppe</text:h>
        <text:p text:style-name="Standard">Sascha: Sneak Abilities, Unsichtbarkeit/Nicht gesehen werden... </text:p>
        <text:p text:style-name="Standard">Andy: Extrem gute Reflexe / Zeitverzögerung </text:p>
        <text:p text:style-name="Standard">Reini: ST-Boost und Skill-Boost auf Combat – releated Skills. </text:p>
        <text:p text:style-name="Standard">Markus: offen eventuell Weitsicht / Radarsicht ???/</text:p>
        <text:p text:style-name="Standard">Sebastian: offen MindReading; Weiß was ein Anderer als nächstes tun wird ...</text:p>
        <text:p text:style-name="Standard">Alex: </text:p>
        <text:p text:style-name="Standard">Oli: </text:p>
        <text:p text:style-name="Standard">Jo:</text:p>
        <text:p text:style-name="Standard"/>
        <text:h text:style-name="P7" text:outline-level="1">Dungeon</text:h>
        <text:p text:style-name="Standard">Die Gruppe kann nach Osten reisen und in der Stadt Cano den Jäger versuchen ausfindig zu machen und dann irgendwie an die Position der Ruinen zu kommen.</text:p>
        <text:p text:style-name="Standard">Falls sie das nicht schaffen, dann können Sie versuchen ein paar Teilnehmer derr ersten Expedition zu finden und dadurch an die Position der Ruinen zu kommen. </text:p>
        <text:p text:style-name="Standard">Am einfachsten wird es aber sein, einfach einen zu bestechen und so dort hin geführt zu werden. </text:p>
        <text:p text:style-name="Standard">Für schlappe 2000 wird einer der Teilnehmer reden. Dem Jäger selber kann man das ganze für 5000 abknöpfen (da seiner Ansicht nach nur die Tür interessant ist und die hat er ja auch nicht aufbekommen)</text:p>
        <text:p text:style-name="Standard">Die Tür kann man entweder mit einem Lockpick .-4 öffnen oder aber man wird ganz verzweifelt und versucht eines der Artfaktteile, hier das Kreuz. Kann man herausfinden, wenn man die Tür die stark verschmutzt und überwuchert ist säubert...</text:p>
        <text:p text:style-name="Standard">Der Dungeon selber ist reletiv klein und übersichtlich. </text:p>
        <text:p text:style-name="Standard">Da er bereits gesäubert wurde wird die Gruppe es nur mit den Überresten zu tun bekommen. </text:p>
        <text:p text:style-name="Standard">Sie kann aber auch wieder interessantes Spielzeug finden ein paar bessere Waffen und gute Rüstungsteile wenn sie an den richtigen Stellen suchen.</text:p>
        <text:h text:style-name="Heading_20_2" text:outline-level="2">Level 1</text:h>
        <text:p text:style-name="Standard">Der Dungeon hat drei Level, der erste Level endet am Fahrstuhl, der tief in die Erde führt. Entweder die Gruppe bringt den Fahrstuhl wieder zum Leben oder sie versucht sich abzuseilen. Die Treppe die in die Tiefe führt ist teilweise aus Holz und teilweise aus dem Stein gehauen und sieht extrem gefährlich aus. </text:p>
        <text:p text:style-name="Standard">Im ersten Level können sie auf Dargoniten treffen, außerdem auf etwas größere Spinnen die sich auf die Gruppe von oben herabfallen lassen und die ähnlich von Fledermäusen von Blut ernähren können.</text:p>
        <text:h text:style-name="Heading_20_2" text:outline-level="2">Der zweite Level </text:h>
        <text:p text:style-name="Text_20_body">Der zweite Level ist ein äußerer Ring, an dem etliche Räume liegen, die allesamt verlassen und teilweise in einem erbärmlichen Zustand sind.</text:p>
        <text:p text:style-name="Text_20_body">Die Gruppe kann hier mumifizierte Leichen der Vorgängergruppe finden. Und ein paar nette Waffen und Rüstungsteile. </text:p>
        <text:p text:style-name="Text_20_body">Hier und da liegen noch Überreste von Konstrukten rum, die teilweise noch aktiv sind und die Gruppe angreifen werden. </text:p>
        <text:h text:style-name="Heading_20_2" text:outline-level="2">Der dritte Level</text:h>
        <text:p text:style-name="Text_20_body">Der dritte Level letzlich ist der Level in dem ein Artefaktbruchstück aufbewahrt wird.</text:p>
        <text:p text:style-name="Text_20_body">Desweiteren ist dies auch ein Gate, das man aktivieren kann, wenn man weiß wie dies geht.</text:p>
        <text:p text:style-name="Text_20_body">Garet wird einen Haufen von Maschinen finden, die in einem bemerkenswerten guten Zustand sind, ist sich aber nicht sicher wie er sie aktivieren kann. Er geht davon aus, dass man so eine Art von magischer Batterie benötigt um die Dinger wieder zum laufen zu bekommen. </text:p>
        <text:p text:style-name="Text_20_body">Sie werden ein Podest finden, auf dem sie einen Metallbogen finden werden (ähnlich wie im Almanach).</text:p>
        <text:p text:style-name="Text_20_body">Dort geschrieben:</text:p>
        <text:p text:style-name="Text_20_body">Nun Fremder, so wie es aussieht suchen wir alle dasselbe. </text:p>
        <text:p text:style-name="Text_20_body">Leider waren wir vor Euch da und haben das Bruchstück an uns genommen. </text:p>
        <text:p text:style-name="Text_20_body">Ohne dieses Bruchstück könnt Ihr das Artefakt niemals vollenden, und ohne Euch können wir unsere Aufgabe niemals erfüllen.</text:p>
        <text:p text:style-name="Text_20_body">Das bedeutet wir bedingen uns gegenseitig und wir sollten kooperieren. </text:p>
        <text:p text:style-name="Text_20_body">Sucht das Haus des Drachens und des Falken und kommt zu uns. Wir werden auf euch warten. </text:p>
        <text:p text:style-name="Text_20_body">Dann besprechen wir alles weitere.</text:p>
        <text:p text:style-name="Text_20_body">Jeder der sich im Handel auskennt, weiß das es ein sehr sehr altes und sehr sehr mächtiges Handelshaus gibt, das in seinem Wappen einen Drachen und einen Falken aufweist, und von dem viele auch vom Haus des Drachen und des Falken reden.</text:p>
        <text:p text:style-name="Standard"/>
        <text:h text:style-name="P7" text:outline-level="1">Handelshaus Drache &amp; Falke</text:h>
        <text:p text:style-name="Text_20_body">Bei dem Handelshaus handelt es sich um eine Deckung eines Außenweltlers der auf diese Art und Weise am Ort des Geschehens sein will, wenn die Sequenz erwacht. </text:p>
        <text:p text:style-name="Text_20_body">Sein Ziel ist es das Zusammensetzen des Artefakts zu überwachen und mit Hilfe eines oder mehreren Sequenzträgern, das Artefakt zu aktivieren. </text:p>
        <text:p text:style-name="Text_20_body">Er ist getrieben von dem Wunsche an den Anderen Rache zu nehmen.</text:p>
        <text:p text:style-name="Text_20_body">Die Gruppe kann so Kontakt zu <text:a xlink:type="simple" xlink:href="http://www.amazon.com/exec/obidos/external-search/102-0018127-6729735?search-type=ss&amp;tag=asseenontvpro-20&amp;keyword=liukkonen&amp;mode=blended" office:target-frame-name="_blank" xlink:show="new">Broderick Liukkonen</text:a> erlangen. </text:p>
        <text:p text:style-name="Text_20_body">Broderick ist bereits einige Tausende Jahre alt und dürfte auf Revelation die mächtigste Person sein. Die Kontrolle weiß nicht, das es ihn auf dieser Welt gibt und wäre alles andere als entzückt, wenn sie es erfahren würde.</text:p>
        <text:p text:style-name="Text_20_body">Broderichk hat den Krieg gegen die Anderen erlebt und will Rache nehmen.</text:p>
        <text:p text:style-name="Text_20_body">Er leitet das Handelshaus seit Anbeginn der Zeit und hält sich immer nur im Hinergrund. Er hat die Familie Liukkonen fest im Griff und niemand in der Familie würde das Geheimnis preisgeben, das das Familienoberhaupt unsterblich ist. </text:p>
        <text:p text:style-name="Text_20_body">Broderich überlässt seinen Söhnen die er selber zeugt die Leitung der Familie. Die Familie weiß, das eines Tages eine Gruppe von Menschen geben wird, die sich durch den Spruch zu erkennen geben und dass diese Broderick zuzuführen sind. </text:p>
        <text:p text:style-name="Standard">Broderick wird der Gruppe alles erzählen was die Gruppe wissen will, er wird aber alles im verschleiern, indem er alles über Magie erklärt.</text:p>
        <text:h text:style-name="Heading_20_2" text:outline-level="2">Broderick Liukonen</text:h>
        <text:p text:style-name="Text_20_body">Broderick wurde etwa vor 20.000 Jahren geboren. Also in einer Zeit, in der sich die Epoche des Sternengriffs ihrem Ende näherte.</text:p>
        <text:p text:style-name="Text_20_body">Broderick hat den Zusammenbruch aktiv erlebt, da er im Krieg gegen Gott (er weiß von den Anderen; wird aber immer von Gott reden) an der Front beteiligt war.</text:p>
        <text:p text:style-name="Text_20_body">Er ist getrieben von Rache und will den Rufer und die Erwählten in seine Finger bekommen um so einen neuen Krieg vom Zaun zu brechen, denn er diesmal zu gewinnen gedenkt.</text:p>
        <text:h text:style-name="Heading_20_2" text:outline-level="2">Was er Ihnen erzählt:</text:h>
        <text:h text:style-name="P8" text:outline-level="3">Was er Ihnen zur Geschichte Revelations erzählt</text:h>
        <text:p text:style-name="Text_20_body">Die Menschen haben von Revelation ausgehend die Sterne besiedelt.</text:p>
        <text:p text:style-name="Text_20_body">Die Menschen waren alle magisch begabt, die Magie war tausendmal stärker.</text:p>
        <text:p text:style-name="Text_20_body">Eines Tages waren die Menschen so stark wie Gott und es kam zum Krieg (Artemies hat keinen Kriegsgrund im Almanach verzeichnet). </text:p>
        <text:p text:style-name="Text_20_body">Laut Broderich wurde Gott auf die Menschen neidisch und wollte sie wieder zurechstutzen. (Der Vater erkannte, dass sein Kind über ihn hinauswächst und wollte dies verhindern.)</text:p>
        <text:p text:style-name="Text_20_body">Die Menschen erkannten ihre drohende Niederlage und bauten den Rufer.</text:p>
        <text:p text:style-name="Text_20_body">Nach ihrer Niederlage wurden die Menschen zurecht gestutzt. Magie ist nur ein Schatten ihrer selbst. </text:p>
        <text:p text:style-name="Text_20_body">Irgendwann verlor Gott sein Interesse und gab die Menschen wieder frei. Aber die Menschen sind immer noch nur ein Schatten ihrer selbt....</text:p>
        <text:h text:style-name="Heading_20_3" text:outline-level="3">Was er Ihnen zum Artefakt und den Fähigkeiten erzählt</text:h>
        <text:p text:style-name="Text_20_body">Der Rufer (also das Artefakt) dient dazu Gott zu rufen und in seiner Macht zu beschränken, so dass man Gott besiegen kann.</text:p>
        <text:p text:style-name="Text_20_body">Die Auserwählten (also die Gruppe) sind Nachfahren derjenigen die den Rufer erbaut haben, und in Einzelteilen über Revelation verteilt haben. </text:p>
        <text:p text:style-name="Text_20_body">Die Fähigkeiten dienen dazu die Auserwählten zu schützen. Die Vorfahren haben dafür gesorgt, das sehr viel Zeit vergehen muss, bis die Eigenschaften erwachen, um sicher zu stellen, dass Gott sein Interesse verloren hat.</text:p>
        <text:p text:style-name="Text_20_body">Die Erauserwählten sind die einzigen die die Bruchstücke finden und zusammenbauen können. </text:p>
        <text:p text:style-name="Text_20_body">Sie müssen dies alleine schaffen ohne erhebliche Vorteile (deswegen keinen +5 Superausrüstung) da man sonst nicht an die Bruchstücke herankommen wird. Dies ist so eingerichtet von den Vorfahren um zu verhindern, dass jemand mit purer Gewalt an die Bruchstücke herankommt. -&gt; man muss sich quasi würdig erweisen!</text:p>
        <text:p text:style-name="Text_20_body">Nur die Auserwählten können Gott rufen.</text:p>
        <text:p text:style-name="Text_20_body">Die Auserwählten sind daher die wichtigsten und meistgesuchten Menschen überhaupt.</text:p>
        <text:p text:style-name="P9">Er wird ihnen erzählen, dass viele Menschen nach so langer Zeit die wahre Bedeutung des Rufers/der Auserwählten mißverstanden haben und viele davon ausgehen, dass der Rufer der Schlüssel zu Gottgleicher macht ist ... </text:p>
        <text:p text:style-name="Text_20_body">was letztlich auch stimmt, da der Rufer ja auch ein Wissenspeicher ist, was er Ihnen aber nicht erzählt</text:p>
        <text:h text:style-name="Heading_20_3" text:outline-level="3">Was er ihnen über sich erzählt:</text:h>
        <text:p text:style-name="Standard">Er wurde vor 20.000 Jahren geboreb. </text:p>
        <text:p text:style-name="Standard">Er hat am Krieg gegen Gott teilgenommen.</text:p>
        <text:p text:style-name="Standard">Er wartet darauf, dass die Auserwählten erwachen und er seine Rache nehmen kann.</text:p>
        <text:h text:style-name="Heading_20_3" text:outline-level="3">Er wird ihnen folgenden Deal anbieten</text:h>
        <text:p text:style-name="Text_20_body">Er wird Ihr Patron, und hilft Ihnen alle Bruchstücke zu finden.</text:p>
        <text:p text:style-name="Text_20_body">Er bietet ihnen alle Bruchstücke als Vertrauensberweis an, wenn sie dem Deal zustimmen. </text:p>
        <text:p text:style-name="Text_20_body">Ihre Gegenleistung besteht darin, dass sie mit Ihm in den Krieg ziehen, wenn das Artefakt/Der Rufer zusammengebaut sind und sie ihm bei seiner Rache helfen.</text:p>
        <text:p text:style-name="Text_20_body">Er akzeptiert es, wenn sie nein sagen und wird sie ziehen lassen.</text:p>
        <text:p text:style-name="Text_20_body">Allerdings wird er deutlich machen, dass sie dann früher oder später Feinde sein werden, da von nun an ihre Interessen kollidieren.</text:p>
        <text:p text:style-name="Text_20_body">Er sagt ihnen, dass sie so oder so bald mehr Probleme haben werden, da bald viele nach ihnen suchen werden. Und früher oder später werden sich einer Partei anschließen müssen...</text:p>
        <text:h text:style-name="P10" text:outline-level="2">Potentielle Fragen</text:h>
        <text:p text:style-name="Text_20_body"/>
        <text:h text:style-name="Heading_20_3" text:outline-level="3">Die weißen Ritter</text:h>
        <text:p text:style-name="Text_20_body">Eine der Fraktionen die nach den Auserwählten sucht. Getrieben von ähnlichen Motiven wie er. </text:p>
        <text:p text:style-name="Text_20_body">Er arbeitet nicht mit Ihnen zusammen, da diese von den falschen Motiven (Habgier und Macht) und sie nicht verstehen, was der Rufer ist. Die weißen Ritter stehen für diejenigen, die mit den Auserwählten nicht zimperlich umgehen werden um ihr Ziel zu erreichen. </text:p>
        <text:h text:style-name="Heading_20_3" text:outline-level="3">Andere Welten</text:h>
        <text:p text:style-name="Text_20_body">Es gibt Tore zu anderen Welten. Nur wenige wissen wo diese sich befinden und wie man sie nutzen kann. </text:p>
        <text:p text:style-name="Text_20_body">Der GILDE ist die bekannt, es gehört aber nicht zum Allgemeingut.</text:p>
        <text:p text:style-name="Text_20_body">Die Wechsel sind sehr schwierig und teuer... </text:p>
        <text:h text:style-name="Heading_20_3" text:outline-level="3">Die KONTROLLE</text:h>
        <text:p text:style-name="Text_20_body">Die Kontrolle ist von GOTT gegeben und wird von den Menschen geführt, die ihre Anweisungen von GOTT bekommen. </text:p>
        <text:p text:style-name="Text_20_body">Das Ziel der KONTROLLE laut GOTT ist, dass die Menschen nie wieder so mächtig werden wie damals, aber trotzdem nicht mehr in Gefangenschaft leben müssen.</text:p>
        <text:p text:style-name="Text_20_body">Die KONTROLLE ist also etwa 10.000 Jahre alt.</text:p>
        <text:p text:style-name="Text_20_body">Was GOTT nie herausfand (er ist halt nicht allwissend und allmächtig) ist, dass die KONTROLLE heimlich dafür Sorge trägt, das Revelation immer in einem guten Zustand bleibt und es immer die besten Bedingungen für das Erwachen der Sequenz gibt.</text:p>
        <text:p text:style-name="Text_20_body">Die KONTROLLE hat seit sehr langer Zeit keine Befehle von GOTT mehr erhalten und konzentriert sich momentan darauf dass GOTT nicht zufälligerweise hellhörig wird. </text:p>
        <text:p text:style-name="Text_20_body">Die KONTROLLE ist eine eigenständige sehr mächtige Fraktion und es ist momentan NICHT klar welche Rolle sie in Zukunft einnehmen wird. </text:p>
        <text:p text:style-name="Text_20_body">Die KONTROLLE existiert auf allen Welten, aber am stärksten ist sie auf Revelation, so wie es auf anderen Welten auch Erwählte gibt, da es hin und wieder auch Fluktuationen gab. </text:p>
        <text:p text:style-name="Text_20_body">Aber Revelation ist der Ort an dem alles began, der Krieg endete und an dem alles am stärksten ist.</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hyphenation-ladder-count="2"/>
      <style:text-properties fo:font-size="9pt"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3cm" fo:margin-bottom="0.4cm" fo:keep-together="always" fo:padding="0cm" fo:border-left="none" fo:border-right="none" fo:border-top="none" fo:border-bottom="0.035cm solid #000080" style:shadow="none"/>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fo:color="#000080"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style:text-properties fo:color="#000080" fo:font-size="9pt" fo:font-style="italic" fo:font-weight="bold" style:font-size-asian="14pt" style:font-weight-asian="bold" style:font-size-complex="14pt" style:font-weight-complex="bold"/>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style:tab-stops>
          <style:tab-stop style:position="19.001cm" style:type="right" style:leader-style="dotted" style:leader-text="."/>
        </style:tab-stops>
      </style:paragraph-properties>
      <style:text-properties fo:color="#000080"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8.50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2.011cm" fo:margin-right="-1.984cm" fo:margin-top="0cm" fo:margin-bottom="0cm" fo:text-align="justify"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9999cc" fo:font-size="18pt" fo:font-weight="bold" style:font-size-asian="18pt" style:font-weight-asian="bold" style:font-size-complex="18pt" style:font-weight-complex="bold"/>
    </style:style>
    <style:style style:name="P2"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P3"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fo:color="#280099" fo:font-size="12pt" fo:font-weight="bold" fo:background-color="transparent" style:font-size-asian="12pt" style:font-weight-asian="bold" style:font-size-complex="12pt" style:font-weight-complex="bold" style:text-scale="105%"/>
    </style:style>
    <style:style style:name="P4"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style:use-window-font-color="true" fo:font-size="12pt" fo:font-weight="bold" fo:background-color="transparent" style:font-size-asian="12pt" style:font-weight-asian="bold" style:font-size-complex="12pt" style:font-weight-complex="bold" style:text-scale="105%"/>
    </style:style>
    <style:style style:name="P5"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style style:name="T1" style:family="text">
      <style:text-properties fo:color="#280099"/>
    </style:style>
    <style:style style:name="T2" style:family="text">
      <style:text-properties fo:color="#280099" fo:background-color="transparent"/>
    </style:style>
    <style:page-layout style:name="pm1">
      <style:page-layout-properties fo:page-width="21.001cm" fo:page-height="29.7cm" style:num-format="1" style:print-orientation="portrait" fo:margin-top="0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
        <text:p text:style-name="P2"><text:tab/><text:span text:style-name="T1">RE</text:span><text:span text:style-name="T2">VELATION</text:span></text:p>
        <text:p text:style-name="P3"><text:tab/>The Rules Engine for Roleplaying</text:p>
        <text:p text:style-name="P4"/>
      </style:header>
      <style:footer>
        <text:p text:style-name="P5"><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02-04T21:40:52</meta:creation-date>
    <dc:creator>Hansjoachim Heiges</dc:creator>
    <dc:date>2006-11-26T14:52:21</dc:date>
    <meta:print-date>2006-09-17T15:51:46</meta:print-date>
    <dc:language>de-DE</dc:language>
    <meta:editing-cycles>78</meta:editing-cycles>
    <meta:editing-duration>P1DT5H35M36S</meta:editing-duration>
    <meta:user-defined meta:name="Info 1"/>
    <meta:user-defined meta:name="Info 2"/>
    <meta:user-defined meta:name="Info 3"/>
    <meta:user-defined meta:name="Info 4"/>
    <meta:document-statistic meta:table-count="0" meta:image-count="0" meta:object-count="0" meta:page-count="6" meta:paragraph-count="144" meta:word-count="2302" meta:character-count="14480"/>
  </office:meta>
</office:document-meta>
</file>